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c64f" officeooo:paragraph-rsid="00051474" style:font-weight-asian="bold" style:font-weight-complex="bold"/>
    </style:style>
    <style:style style:name="P2" style:family="paragraph" style:parent-style-name="Standard">
      <style:text-properties fo:font-weight="bold" officeooo:rsid="0000c64f" officeooo:paragraph-rsid="000550e2" style:font-weight-asian="bold" style:font-weight-complex="bold"/>
    </style:style>
    <style:style style:name="P3" style:family="paragraph" style:parent-style-name="Standard">
      <style:text-properties fo:font-weight="bold" officeooo:rsid="0000c64f" officeooo:paragraph-rsid="0006b7d9" style:font-weight-asian="bold" style:font-weight-complex="bold"/>
    </style:style>
    <style:style style:name="P4" style:family="paragraph" style:parent-style-name="Standard">
      <style:text-properties fo:font-weight="bold" officeooo:rsid="0000c64f" officeooo:paragraph-rsid="00082153" style:font-weight-asian="bold" style:font-weight-complex="bold"/>
    </style:style>
    <style:style style:name="T1" style:family="text">
      <style:text-properties fo:font-weight="normal" officeooo:rsid="00036632" style:font-weight-asian="normal" style:font-weight-complex="normal"/>
    </style:style>
    <style:style style:name="T2" style:family="text">
      <style:text-properties fo:font-weight="normal" officeooo:rsid="00051474" style:font-weight-asian="normal" style:font-weight-complex="normal"/>
    </style:style>
    <style:style style:name="T3" style:family="text">
      <style:text-properties fo:font-weight="normal" officeooo:rsid="000550e2" style:font-weight-asian="normal" style:font-weight-complex="normal"/>
    </style:style>
    <style:style style:name="T4" style:family="text">
      <style:text-properties fo:font-weight="normal" officeooo:rsid="0006b7d9" style:font-weight-asian="normal" style:font-weight-complex="normal"/>
    </style:style>
    <style:style style:name="T5" style:family="text">
      <style:text-properties fo:font-weight="normal" officeooo:rsid="0008215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FOOTBALL – TRANSFER-MARKET<text:span text:style-name="T1"><text:line-break/></text:span></text:p>
      <text:p text:style-name="P1"><text:span text:style-name="T2">##</text:span><text:span text:style-name="T1"> Project Overview<text:line-break/>Football-</text:span><text:span text:style-name="T2">Transfer</text:span><text:span text:style-name="T1">- Ma</text:span><text:span text:style-name="T2">rket</text:span><text:span text:style-name="T1"> is a Java application designed to manage and analyze football players based on their market value and rating. The system allows for sorting and searching operations on a list of players to assist in scouting, ranking, and comparison.<text:line-break/><text:line-break/>This project demonstrates core data structures and algorithms in Java including:<text:line-break/>- Selection Sort<text:line-break/>- Insertion Sort<text:line-break/>- Linear Search<text:line-break/>- Binary Search<text:line-break/>- Custom Exceptions<text:line-break/>- Class Encapsulation and Object-Oriented Principles<text:line-break/><text:line-break/>---<text:line-break/><text:line-break/></text:span><text:span text:style-name="T3">##</text:span><text:span text:style-name="T1">Project Structure<text:line-break/><text:line-break/><text:line-break/>com.football-</text:span><text:span text:style-name="T2">transfer-fantasy</text:span><text:span text:style-name="T1">/<text:line-break/> - Player.java <text:s text:c="9"/>// Model class representing a football player</text:span></text:p>
      <text:p text:style-name="P1"><text:span text:style-name="T1"><text:s/>-</text:span><text:span text:style-name="T2">Club.java <text:s text:c="5"/>//</text:span><text:span text:style-name="T3">Method to buy a player from a club</text:span><text:span text:style-name="T1"><text:line-break/> - Sorter.java <text:s text:c="5"/>// Utility class for sorting/searching players<text:line-break/> - InvalidArrayException.java// Custom exception for error handling</text:span></text:p>
      <text:p text:style-name="P1"><text:span text:style-name="T1"><text:s/>- </text:span><text:span text:style-name="T3">MainPlayer</text:span><text:span text:style-name="T1">.java <text:s text:c="2"/>// Main class to run and test all features</text:span></text:p>
      <text:p text:style-name="P1"><text:span text:style-name="T1"><text:line-break/><text:line-break/><text:line-break/> </text:span><text:span text:style-name="T3">##</text:span><text:span text:style-name="T1">Classes and Responsibilities<text:line-break/><text:line-break/>1. Player.java<text:line-break/>Represents a player with the following attributes:<text:line-break/>- name (String)</text:span></text:p>
      <text:p text:style-name="P1"><text:span text:style-name="T1">-</text:span><text:span text:style-name="T2">age(int)</text:span></text:p>
      <text:p text:style-name="P2"><text:span text:style-name="T2">-position(String)</text:span><text:span text:style-name="T1"><text:line-break/>- marketValue (int)<text:line-break/>- rating (int)<text:line-break/><text:line-break/>Includes:<text:line-break/>- Constructors<text:line-break/>- Getters</text:span></text:p>
      <text:p text:style-name="P2"><text:span text:style-name="T1">-</text:span><text:span text:style-name="T3">Setters</text:span><text:span text:style-name="T1"><text:line-break/><text:line-break/>2. Sorter.java<text:line-break/>Provides utility methods:<text:line-break/>- selectionSortMV(Player[] array) – Sort players by market value using Selection Sort.<text:line-break/>- insertionSortMV(Player[] array) – Sort players by market value using Insertion Sort.<text:line-break/>- selectionSortRA(Player[] array) – Sort players by rating using Selection Sort.<text:line-break/>- linearSearchMV(Player[] array, int target) – Find player index by market value using Linear Search.<text:line-break/>- binarySearchMV(Player[] array, int target) – Find player by market value using Binary Search </text:span><text:soft-page-break/><text:span text:style-name="T1">(requires pre-sorted array).<text:line-break/><text:line-break/></text:span><text:span text:style-name="T5">3</text:span><text:span text:style-name="T1">. </text:span><text:span text:style-name="T5">Club</text:span><text:span text:style-name="T1">.java</text:span></text:p>
      <text:p text:style-name="P4"><text:span text:style-name="T5">-Method to buy a player from a Club by entering the player and the amount based on the Market Value</text:span><text:span text:style-name="T1"><text:line-break/><text:line-break/></text:span><text:span text:style-name="T5">4</text:span><text:span text:style-name="T1">. </text:span><text:span text:style-name="T4">MainPlayer</text:span><text:span text:style-name="T1">.java<text:line-break/>Main class to demonstrate and test the project. It:<text:line-break/>- Initializes a sample array of players.<text:line-break/>- Performs sorting and searching using all the implemented methods.<text:line-break/>- Catches exceptions and displays meaningful error messages.<text:line-break/><text:line-break/><text:line-break/></text:span><text:span text:style-name="T4">##</text:span><text:span text:style-name="T1">Features<text:line-break/>- Sort players by market value or rating.<text:line-break/>- Search players using linear or binary search.</text:span></text:p>
      <text:p text:style-name="P2"><text:span text:style-name="T1"/></text:p>
      <text:p text:style-name="P3"><text:span text:style-name="T1">- Console-based output for easy viewing of sorted/search results.<text:line-break/><text:line-break/><text:line-break/></text:span><text:span text:style-name="T4">##</text:span><text:span text:style-name="T1"> How to Run<text:line-break/><text:line-break/>1. Compile the classes:<text:line-break/> bash<text:line-break/> javac </text:span><text:span text:style-name="T4">Player.java Club.java Sorter.java MainPlayer.java</text:span><text:span text:style-name="T1"><text:line-break/> 2. Run the test:<text:line-break/> bash<text:line-break/> java </text:span><text:span text:style-name="T4">MainPlayer</text:span></text:p>
      <text:p text:style-name="P3"><text:span text:style-name="T1"><text:line-break/> </text:span><text:span text:style-name="T4">## Technology Used</text:span></text:p>
      <text:p text:style-name="P3"><text:span text:style-name="T4">-Java</text:span></text:p>
      <text:p text:style-name="P3"><text:span text:style-name="T4">-GitHub for Collaboration and version Control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30T21:42:03.359000000</meta:creation-date>
    <dc:date>2025-04-30T22:43:53.756000000</dc:date>
    <meta:editing-duration>PT9M47S</meta:editing-duration>
    <meta:editing-cycles>2</meta:editing-cycles>
    <meta:generator>Trio_Office/6.2.8.2$Windows_x86 LibreOffice_project/</meta:generator>
    <meta:document-statistic meta:table-count="0" meta:image-count="0" meta:object-count="0" meta:page-count="2" meta:paragraph-count="13" meta:word-count="336" meta:character-count="2392" meta:non-whitespace-character-count="2008"/>
  </office:meta>
</office:document-meta>
</file>